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23" calcext:value-type="float">
            <text:p>23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01:47:51.4599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1-29T17:09:06.137453000</dc:date>
    <meta:editing-duration>PT6H33M9S</meta:editing-duration>
    <meta:editing-cycles>20</meta:editing-cycles>
    <meta:document-statistic meta:table-count="1" meta:cell-count="205" meta:object-count="0"/>
  </office:meta>
</office:document-meta>
</file>